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355cm" draw:marker-end-width="0.355cm" draw:fill="solid" draw:fill-color="#b2b2b2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stroke="none" svg:stroke-color="#3465a4" draw:textarea-horizontal-align="justify" draw:textarea-vertical-align="middle" draw:auto-grow-height="false" fo:min-height="6.354cm" fo:min-width="0.516cm"/>
    </style:style>
    <style:style style:name="gr6" style:family="graphic" style:parent-style-name="standard">
      <style:graphic-properties draw:stroke="solid" svg:stroke-width="0.051cm" svg:stroke-color="#000000" draw:marker-start-width="0.355cm" draw:marker-end-width="0.355cm" draw:fill="solid" draw:fill-color="#b2b2b2" draw:textarea-horizontal-align="justify" draw:textarea-vertical-align="middle" draw:auto-grow-height="false" fo:min-height="0.371cm" fo:min-width="6.041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3465a4" draw:fill="solid" draw:fill-color="#b2b2b2" draw:textarea-horizontal-align="justify" draw:textarea-vertical-align="middle" draw:auto-grow-height="false" fo:min-height="1.962cm" fo:min-width="0.188cm"/>
    </style:style>
    <style:style style:name="gr8" style:family="graphic" style:parent-style-name="standard">
      <style:graphic-properties draw:stroke="none" svg:stroke-color="#3465a4" draw:fill="solid" draw:fill-color="#b2b2b2" draw:textarea-horizontal-align="justify" draw:textarea-vertical-align="middle" draw:auto-grow-height="false" fo:min-height="1.391cm" fo:min-width="0.587cm"/>
    </style:style>
    <style:style style:name="gr9" style:family="graphic" style:parent-style-name="standard">
      <style:graphic-properties draw:stroke="solid" svg:stroke-color="#b2b2b2" draw:fill="solid" draw:fill-color="#b2b2b2" draw:textarea-horizontal-align="justify" draw:textarea-vertical-align="middle" draw:auto-grow-height="false" fo:min-height="0.385cm" fo:min-width="5.723cm"/>
    </style:style>
    <style:style style:name="gr10" style:family="graphic" style:parent-style-name="objectwithoutfill">
      <style:graphic-properties svg:stroke-width="0.051cm" svg:stroke-color="#000000" draw:marker-start-width="0.344cm" draw:marker-end-width="0.344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color="#b2b2b2" draw:fill="solid" draw:fill-color="#b2b2b2" draw:textarea-vertical-align="middle"/>
    </style:style>
    <style:style style:name="gr12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3465a4" draw:fill="solid" draw:fill-color="#b2b2b2" draw:textarea-horizontal-align="justify" draw:textarea-vertical-align="middle" draw:auto-grow-height="false" fo:min-height="2.157cm" fo:min-width="3.248cm"/>
    </style:style>
    <style:style style:name="gr14" style:family="graphic" style:parent-style-name="standard">
      <style:graphic-properties draw:stroke="none" svg:stroke-color="#3465a4" draw:fill="solid" draw:fill-color="#b2b2b2" draw:textarea-horizontal-align="justify" draw:textarea-vertical-align="middle" draw:auto-grow-height="false" fo:min-height="2.157cm" fo:min-width="3.487cm"/>
    </style:style>
    <style:style style:name="gr15" style:family="graphic" style:parent-style-name="standard">
      <style:graphic-properties draw:stroke="none" svg:stroke-color="#000000" draw:fill="none" draw:fill-color="#ffffff" fo:min-height="0.925cm"/>
    </style:style>
    <style:style style:name="gr16" style:family="graphic" style:parent-style-name="standard">
      <style:graphic-properties svg:stroke-width="0.051cm" svg:stroke-color="#ff0000" draw:marker-start-width="0.355cm" draw:marker-end-width="0.355cm" draw:fill="solid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Dashed_20__28_var_29_" svg:stroke-color="#333333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0000" fo:min-height="1.401cm"/>
    </style:style>
    <style:style style:name="gr19" style:family="graphic" style:parent-style-name="objectwithoutfill">
      <style:graphic-properties svg:stroke-color="#ff0000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0000" fo:min-height="0.552cm"/>
    </style:style>
    <style:style style:name="gr21" style:family="graphic" style:parent-style-name="standard">
      <style:graphic-properties svg:stroke-width="0.051cm" svg:stroke-color="#333333" draw:marker-start-width="0.355cm" draw:marker-end-width="0.355cm" draw:fill="solid" draw:fill-color="#333333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3465a4" draw:fill="solid" draw:fill-color="#b2b2b2" draw:textarea-horizontal-align="justify" draw:textarea-vertical-align="middle" draw:auto-grow-height="false" fo:min-height="0.992cm" fo:min-width="0cm"/>
    </style:style>
    <style:style style:name="gr23" style:family="graphic" style:parent-style-name="standard">
      <style:graphic-properties svg:stroke-width="0.076cm" svg:stroke-color="#000000" draw:marker-start-width="0.418cm" draw:marker-end-width="0.418cm" draw:fill="none" draw:textarea-horizontal-align="justify" draw:textarea-vertical-align="middle" draw:auto-grow-height="false" fo:min-height="6.28cm" fo:min-width="6.824cm" fo:padding-top="0.162cm" fo:padding-bottom="0.162cm" fo:padding-left="0.287cm" fo:padding-right="0.287cm"/>
    </style:style>
    <style:style style:name="gr24" style:family="graphic" style:parent-style-name="standard">
      <style:graphic-properties draw:stroke="none" svg:stroke-color="#3465a4" draw:fill="solid" draw:fill-color="#b2b2b2" draw:textarea-horizontal-align="justify" draw:textarea-vertical-align="middle" draw:auto-grow-height="false" fo:min-height="0.131cm" fo:min-width="0cm"/>
    </style:style>
    <style:style style:name="P1" style:family="paragraph">
      <loext:graphic-properties draw:fill="solid" draw:fill-color="#b2b2b2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6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text-position="0% 100%"/>
    </style:style>
    <style:style style:name="P7" style:family="paragraph">
      <loext:graphic-properties draw:fill="solid" draw:fill-color="#ff0000"/>
      <style:paragraph-properties fo:text-align="center"/>
    </style:style>
    <style:style style:name="P8" style:family="paragraph">
      <loext:graphic-properties draw:fill="none" draw:fill-color="#ff0000"/>
    </style:style>
    <style:style style:name="P9" style:family="paragraph">
      <loext:graphic-properties draw:fill="none" draw:fill-color="#ff0000"/>
      <style:text-properties fo:color="#333333"/>
    </style:style>
    <style:style style:name="P10" style:family="paragraph">
      <loext:graphic-properties draw:fill="solid" draw:fill-color="#333333"/>
      <style:paragraph-properties fo:text-align="center"/>
    </style:style>
    <style:style style:name="T1" style:family="text">
      <style:text-properties fo:font-size="16pt" fo:font-weight="bold" style:font-size-asian="18pt" style:font-weight-asian="bold" style:font-size-complex="18pt" style:font-weight-complex="bold"/>
    </style:style>
    <style:style style:name="T2" style:family="text">
      <style:text-properties fo:font-size="16pt" style:font-size-asian="18pt" style:font-size-complex="18pt"/>
    </style:style>
    <style:style style:name="T3" style:family="text">
      <style:text-properties style:text-position="0% 100%"/>
    </style:style>
    <style:style style:name="T4" style:family="text">
      <style:text-properties style:text-position="sub 58%"/>
    </style:style>
    <style:style style:name="T5" style:family="text">
      <style:text-properties fo:color="#ff0000" fo:font-size="14pt" fo:font-weight="normal" style:font-size-asian="18pt" style:font-weight-asian="bold" style:font-size-complex="18pt" style:font-weight-complex="bold"/>
    </style:style>
    <style:style style:name="T6" style:family="text">
      <style:text-properties fo:color="#333333" fo:font-size="14pt" fo:font-weight="normal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4.444cm" svg:height="1.142cm" draw:transform="skewX (0.420449816805434) translate (3.54304791003498cm 3.79398004556592cm)" svg:viewBox="0 0 4445 1143" svg:d="M4445 1143c-3386-2572-4445 0-4445 0z">
            <text:p/>
          </draw:path>
          <draw:frame draw:style-name="gr2" draw:text-style-name="P2" draw:layer="layout" svg:width="2.794cm" svg:height="1.27cm" svg:x="9.763cm" svg:y="3.667cm">
            <draw:text-box>
              <text:p><text:s/><text:span text:style-name="T1"><text:s/></text:span><text:span text:style-name="T1">Solid</text:span></text:p>
            </draw:text-box>
          </draw:frame>
          <draw:frame draw:style-name="gr3" draw:text-style-name="P3" draw:layer="layout" svg:width="1.143cm" svg:height="1.143cm" svg:x="1cm" svg:y="4.302cm">
            <draw:text-box>
              <text:p><text:span text:style-name="T2">T</text:span></text:p>
            </draw:text-box>
          </draw:frame>
          <draw:frame draw:style-name="gr3" draw:text-style-name="P3" draw:layer="layout" svg:width="5.334cm" svg:height="1.143cm" svg:x="3.413cm" svg:y="8.62cm">
            <draw:text-box>
              <text:p><text:span text:style-name="T2">Number </text:span><text:span text:style-name="T2">Density</text:span></text:p>
            </draw:text-box>
          </draw:frame>
          <draw:frame draw:style-name="gr4" draw:text-style-name="P3" draw:layer="layout" svg:width="3.683cm" svg:height="1cm" draw:transform="rotate (1.5707963267949) translate (0.127cm 6.207cm)">
            <draw:text-box>
              <text:p><text:span text:style-name="T2">Tempera</text:span><text:span text:style-name="T2">ture</text:span></text:p>
            </draw:text-box>
          </draw:frame>
          <draw:custom-shape draw:style-name="gr5" draw:text-style-name="P4" draw:layer="layout" svg:width="1.016cm" svg:height="6.604cm" svg:x="8.493cm" svg:y="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6.591cm" svg:height="0.671cm" draw:transform="rotate (1.46764736800203) translate (7.782cm 7.535cm)">
            <text:p/>
            <draw:enhanced-geometry svg:viewBox="0 0 21600 21600" draw:type="rectangle" draw:enhanced-path="M 0 0 L 21600 0 21600 21600 0 21600 0 0 Z N"/>
          </draw:custom-shape>
          <draw:path draw:style-name="gr1" draw:text-style-name="P1" draw:layer="layout" svg:width="3.955cm" svg:height="2.544cm" draw:transform="skewX (-0.176976386152225) rotate (-0.0479965544298449) translate (1.82584583845903cm 4.60109746805335cm)" svg:viewBox="0 0 3956 2545" svg:d="M3956 2545l-1415-1979c-1414-1978-2541 1863-2541 1863z">
            <text:p/>
          </draw:path>
          <draw:custom-shape draw:style-name="gr7" draw:text-style-name="P1" draw:layer="layout" svg:width="0.762cm" svg:height="2.286cm" svg:x="6.771cm" svg:y="4.93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" draw:text-style-name="P1" draw:layer="layout" svg:width="3.137cm" svg:height="2.542cm" draw:transform="skewX (0.163362817986669) rotate (0.0605629250442032) translate (5.38488029010006cm 4.9179189815439cm)" svg:viewBox="0 0 3138 2543" svg:d="M0 2543l1121-1977c1122-1977 2017 1861 2017 1861z">
            <text:p/>
          </draw:path>
          <draw:custom-shape draw:style-name="gr8" draw:text-style-name="P1" draw:layer="layout" svg:width="1.087cm" svg:height="1.641cm" svg:x="7.279cm" svg:y="5.83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6.223cm" svg:height="0.635cm" svg:x="2.143cm" svg:y="6.969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5" draw:layer="layout" svg:x1="8.112cm" svg:y1="4.683cm" svg:x2="8.112cm" svg:y2="8.239cm">
            <text:p/>
          </draw:line>
          <draw:line draw:style-name="gr10" draw:text-style-name="P5" draw:layer="layout" svg:x1="8.747cm" svg:y1="4.81cm" svg:x2="8.747cm" svg:y2="8.239cm">
            <text:p/>
          </draw:line>
          <draw:frame draw:style-name="gr2" draw:text-style-name="P2" draw:layer="layout" svg:width="2.794cm" svg:height="1.27cm" svg:x="4.683cm" svg:y="2.016cm">
            <draw:text-box>
              <text:p><text:s/><text:span text:style-name="T1"><text:s/></text:span><text:span text:style-name="T1">F</text:span><text:span text:style-name="T1">l</text:span><text:span text:style-name="T1">u</text:span><text:span text:style-name="T1">i</text:span><text:span text:style-name="T1">d</text:span></text:p>
            </draw:text-box>
          </draw:frame>
          <draw:path draw:style-name="gr11" draw:text-style-name="P1" draw:layer="layout" svg:width="0.747cm" svg:height="0.511cm" draw:transform="skewX (0.0799360797413403) rotate (-0.207345115136927) translate (3.25566261658491cm 4.43268903758123cm)" svg:viewBox="0 0 748 512" svg:d="M748 232l-545 233c-545 232 182-465 182-465l181 232z">
            <text:p/>
          </draw:path>
          <draw:line draw:style-name="gr12" draw:text-style-name="P5" draw:layer="layout" svg:x1="9.128cm" svg:y1="3.54cm" svg:x2="10.271cm" svg:y2="4.175cm">
            <text:p/>
          </draw:line>
          <draw:custom-shape draw:style-name="gr13" draw:text-style-name="P1" draw:layer="layout" svg:width="4.008cm" svg:height="2.667cm" svg:x="3.469cm" svg:y="4.6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1" draw:text-style-name="P1" draw:layer="layout" svg:width="0.634cm" svg:height="0.506cm" draw:transform="skewX (-0.00401425727958697) rotate (-1.76260801158907) translate (7.60285987010833cm 4.77414398928019cm)" svg:viewBox="0 0 635 507" svg:d="M635 230l-463 230c-463 231 155-460 155-460l154 230z">
            <text:p/>
          </draw:path>
          <draw:custom-shape draw:style-name="gr14" draw:text-style-name="P1" draw:layer="layout" svg:width="4.247cm" svg:height="2.667cm" draw:transform="skewX (-0.00261799387799149) rotate (-0.00244346095279215) translate (3.103cm 4.67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" draw:text-style-name="P5" draw:layer="layout" svg:x1="8.747cm" svg:y1="4.683cm" svg:x2="1.635cm" svg:y2="4.683cm">
            <text:p/>
          </draw:line>
          <draw:frame draw:style-name="gr15" draw:text-style-name="P6" draw:layer="layout" svg:width="1.524cm" svg:height="1.175cm" svg:x="7.604cm" svg:y="7.985cm">
            <draw:text-box>
              <text:p><text:span text:style-name="T3">n</text:span><text:span text:style-name="T4">L </text:span></text:p>
            </draw:text-box>
          </draw:frame>
          <draw:frame draw:style-name="gr15" draw:text-style-name="P6" draw:layer="layout" svg:width="1.524cm" svg:height="1.175cm" svg:x="8.366cm" svg:y="7.985cm">
            <draw:text-box>
              <text:p><text:span text:style-name="T3">n</text:span><text:span text:style-name="T4">S </text:span></text:p>
            </draw:text-box>
          </draw:frame>
          <draw:frame draw:style-name="gr2" draw:text-style-name="P2" draw:layer="layout" svg:width="4.318cm" svg:height="1.27cm" svg:x="3.235cm" svg:y="5.978cm">
            <draw:text-box>
              <text:p><text:s/><text:span text:style-name="T1"><text:s/></text:span><text:span text:style-name="T1">C</text:span><text:span text:style-name="T1">o</text:span><text:span text:style-name="T1">e</text:span><text:span text:style-name="T1">x</text:span><text:span text:style-name="T1">i</text:span><text:span text:style-name="T1">s</text:span><text:span text:style-name="T1">t</text:span><text:span text:style-name="T1">e</text:span><text:span text:style-name="T1">n</text:span><text:span text:style-name="T1">c</text:span><text:span text:style-name="T1">e</text:span></text:p>
            </draw:text-box>
          </draw:frame>
          <draw:custom-shape draw:style-name="gr16" draw:text-style-name="P7" draw:layer="layout" svg:width="0.254cm" svg:height="0.254cm" svg:x="5.191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5" draw:layer="layout" svg:x1="8.62cm" svg:y1="5.826cm" svg:x2="2.524cm" svg:y2="5.826cm">
            <text:p/>
          </draw:line>
          <draw:frame draw:style-name="gr18" draw:text-style-name="P8" draw:layer="layout" svg:width="2.286cm" svg:height="1.651cm" svg:x="3.032cm" svg:y="2.524cm">
            <draw:text-box>
              <text:p><text:span text:style-name="T5">Cri</text:span><text:span text:style-name="T5">tic</text:span><text:span text:style-name="T5">al <text:s text:c="2"/></text:span><text:span text:style-name="T5">Po</text:span><text:span text:style-name="T5">int</text:span></text:p>
            </draw:text-box>
          </draw:frame>
          <draw:line draw:style-name="gr19" draw:text-style-name="P5" draw:layer="layout" svg:x1="4.683cm" svg:y1="3.413cm" svg:x2="5.318cm" svg:y2="3.794cm">
            <text:p/>
          </draw:line>
          <draw:frame draw:style-name="gr20" draw:text-style-name="P9" draw:layer="layout" svg:width="2.921cm" svg:height="0.806cm" svg:x="4.048cm" svg:y="5.151cm">
            <draw:text-box>
              <text:p><text:span text:style-name="T6">T</text:span><text:span text:style-name="T6">ri</text:span><text:span text:style-name="T6">p</text:span><text:span text:style-name="T6">l</text:span><text:span text:style-name="T6">e </text:span><text:span text:style-name="T6">L</text:span><text:span text:style-name="T6">i</text:span><text:span text:style-name="T6">n</text:span><text:span text:style-name="T6">e</text:span></text:p>
            </draw:text-box>
          </draw:frame>
          <draw:custom-shape draw:style-name="gr21" draw:text-style-name="P10" draw:layer="layout" svg:width="0.254cm" svg:height="0.254cm" svg:x="2.397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0" draw:layer="layout" svg:width="0.254cm" svg:height="0.254cm" svg:x="7.782cm" svg:y="5.6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0" draw:layer="layout" svg:width="0.254cm" svg:height="0.254cm" svg:x="8.493cm" svg:y="5.6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" draw:text-style-name="P1" draw:layer="layout" svg:width="1.269cm" svg:height="0.312cm" draw:transform="skewX (-0.171565865471043) rotate (1.65038334068584) translate (8.32641095906638cm 7.67914789062347cm)" svg:viewBox="0 0 1270 313" svg:d="M1270 313l-455-244c-455-243-815 230-815 230z">
            <text:p/>
          </draw:path>
          <draw:custom-shape draw:style-name="gr22" draw:text-style-name="P1" draw:layer="layout" svg:width="0.303cm" svg:height="1.27cm" draw:transform="skewX (-0.00244346095279205) rotate (0.0736528944341607) translate (8.2cm 6.3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5" draw:layer="layout" svg:width="7.398cm" svg:height="6.604cm" svg:x="2.143cm" svg:y="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263cm" svg:height="0.405cm" draw:transform="skewX (-0.00244346095279208) rotate (-0.231779724664847) translate (8.34cm 6.12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2.065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8T21:50:58.952204065</meta:creation-date>
    <dc:date>2020-12-05T14:12:10.550807145</dc:date>
    <meta:editing-duration>PT1H18M55S</meta:editing-duration>
    <meta:editing-cycles>21</meta:editing-cycles>
    <meta:generator>LibreOffice/6.1.5.2$Linux_X86_64 LibreOffice_project/10$Build-2</meta:generator>
    <meta:document-statistic meta:object-count="37"/>
  </office:meta>
</office:document-meta>
</file>